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ea7500" style:font-name="Liberation Mono" officeooo:rsid="001746e2" officeooo:paragraph-rsid="001746e2"/>
    </style:style>
    <style:style style:name="P2" style:family="paragraph" style:parent-style-name="Standard">
      <style:text-properties fo:font-variant="normal" fo:text-transform="none" fo:color="#f10d0c" style:font-name="Liberation Mono" fo:letter-spacing="normal" officeooo:rsid="001746e2" officeooo:paragraph-rsid="001746e2"/>
    </style:style>
    <style:style style:name="P3" style:family="paragraph" style:parent-style-name="Standard">
      <style:text-properties fo:font-variant="normal" fo:text-transform="none" fo:color="#f10d0c" style:font-name="Liberation Mono" fo:letter-spacing="normal" officeooo:paragraph-rsid="001746e2"/>
    </style:style>
    <style:style style:name="P4" style:family="paragraph" style:parent-style-name="Standard">
      <style:text-properties fo:color="#77bc65" style:font-name="Liberation Mono" officeooo:rsid="001746e2" officeooo:paragraph-rsid="001746e2"/>
    </style:style>
    <style:style style:name="P5" style:family="paragraph" style:parent-style-name="Standard">
      <style:text-properties fo:color="#f10d0c" style:font-name="Liberation Mono" officeooo:rsid="001746e2" officeooo:paragraph-rsid="001746e2"/>
    </style:style>
    <style:style style:name="P6" style:family="paragraph" style:parent-style-name="Standard">
      <style:text-properties fo:color="#2a6099" style:font-name="Liberation Mono" officeooo:rsid="001746e2" officeooo:paragraph-rsid="001746e2"/>
    </style:style>
    <style:style style:name="T1" style:family="text">
      <style:text-properties officeooo:rsid="001746e2"/>
    </style:style>
    <style:style style:name="T2" style:family="text">
      <style:text-properties style:font-name="Liberation Mono" officeooo:rsid="00174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O NPM ?</text:p>
      <text:p text:style-name="P1"/>
      <text:p text:style-name="P1"/>
      <text:p text:style-name="P1"/>
      <text:p text:style-name="P4">O NPM é um gerenciador de pacotes ( podemos compará-lo ao YARN ), esses gerenciadores de pacotes, permitem que a gente instale ferramentas de terceiros.</text:p>
      <text:p text:style-name="P4"/>
      <text:p text:style-name="P1"/>
      <text:p text:style-name="P1"/>
      <text:p text:style-name="P1"/>
      <text:p text:style-name="P1">CARACTERÍSTICAS:</text:p>
      <text:p text:style-name="P1"/>
      <text:p text:style-name="P1"/>
      <text:p text:style-name="P1"/>
      <text:p text:style-name="P1"/>
      <text:p text:style-name="P2">▪ Instalar bibliotecas de terceiros.</text:p>
      <text:p text:style-name="P2">▪ Fornecer bibliotecas.</text:p>
      <text:p text:style-name="P2">▪ Comparáveis:</text:p>
      <text:p text:style-name="P3"><text:span text:style-name="T1"><text:tab/></text:span>▪ <text:span text:style-name="T1">Composer do PHP;</text:span></text:p>
      <text:p text:style-name="P3"><text:tab/>▪ <text:span text:style-name="T1">Gems do Ruby;</text:span></text:p>
      <text:p text:style-name="P3"><text:tab/>▪ <text:span text:style-name="T1">PIP do Python;</text:span></text:p>
      <text:p text:style-name="P5"/>
      <text:p text:style-name="P6"/>
      <text:p text:style-name="P6"/>
      <text:p text:style-name="P6"/>
      <text:p text:style-name="P6">Porém o que mais está sendo utilizado é o YARN pois ele já se encontra em um patamar elevado comparado ao NPM, o YARN teve e continua tendo uma evolução mais gradativa comparado ao NP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6:01:06.734391594</meta:creation-date>
    <dc:date>2022-08-26T16:11:16.048044848</dc:date>
    <meta:editing-duration>PT10M9S</meta:editing-duration>
    <meta:editing-cycles>1</meta:editing-cycles>
    <meta:document-statistic meta:table-count="0" meta:image-count="0" meta:object-count="0" meta:page-count="1" meta:paragraph-count="10" meta:word-count="89" meta:character-count="493" meta:non-whitespace-character-count="411"/>
    <meta:generator>LibreOffice/6.4.7.2$Linux_X86_64 LibreOffice_project/40$Build-2</meta:generator>
  </office:meta>
</office:document-meta>
</file>